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34bdcd" officeooo:paragraph-rsid="000d5f05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34bdcd" officeooo:paragraph-rsid="000ec5f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paragraph-rsid="0008527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paragraph-rsid="000b03a1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paragraph-rsid="000ec5fa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paragraph-rsid="0015cef1" style:font-size-asian="12pt" style:font-size-complex="12pt"/>
    </style:style>
    <style:style style:name="P7" style:family="paragraph" style:parent-style-name="Standard">
      <style:text-properties fo:font-size="12pt" officeooo:rsid="002774e3" officeooo:paragraph-rsid="000ec5fa" style:font-size-asian="12pt" style:font-size-complex="12pt"/>
    </style:style>
    <style:style style:name="P8" style:family="paragraph" style:parent-style-name="Standard">
      <style:text-properties fo:font-size="12pt" officeooo:rsid="002774e3" officeooo:paragraph-rsid="000b03a1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325995" officeooo:paragraph-rsid="0008527b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325995" officeooo:paragraph-rsid="000b03a1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325995" officeooo:paragraph-rsid="000ec5fa" style:font-size-asian="12pt" style:font-size-complex="12pt"/>
    </style:style>
    <style:style style:name="P12" style:family="paragraph" style:parent-style-name="Standard">
      <style:text-properties fo:font-size="12pt" officeooo:paragraph-rsid="0008527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8527b" officeooo:paragraph-rsid="0008527b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08527b" officeooo:paragraph-rsid="000ec5fa" style:font-size-asian="12pt" style:font-size-complex="12pt"/>
    </style:style>
    <style:style style:name="P15" style:family="paragraph" style:parent-style-name="Standard">
      <style:text-properties fo:font-size="12pt" officeooo:paragraph-rsid="000b03a1" style:font-size-asian="12pt" style:font-size-complex="12pt"/>
    </style:style>
    <style:style style:name="P16" style:family="paragraph" style:parent-style-name="Standard">
      <style:text-properties fo:font-size="12pt" officeooo:paragraph-rsid="000c06af" style:font-size-asian="12pt" style:font-size-complex="12pt"/>
    </style:style>
    <style:style style:name="P17" style:family="paragraph" style:parent-style-name="Standard">
      <style:text-properties fo:font-size="12pt" officeooo:paragraph-rsid="000ec5fa" style:font-size-asian="12pt" style:font-size-complex="12pt"/>
    </style:style>
    <style:style style:name="P18" style:family="paragraph" style:parent-style-name="Standard">
      <style:text-properties fo:font-size="12pt" officeooo:paragraph-rsid="00136fbd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paragraph-rsid="0008527b"/>
    </style:style>
    <style:style style:name="P20" style:family="paragraph" style:parent-style-name="Standard">
      <style:paragraph-properties fo:text-align="start" style:justify-single-word="false"/>
      <style:text-properties fo:font-size="12pt" officeooo:paragraph-rsid="000b03a1"/>
    </style:style>
    <style:style style:name="P21" style:family="paragraph" style:parent-style-name="Standard">
      <style:paragraph-properties fo:text-align="start" style:justify-single-word="false"/>
      <style:text-properties fo:font-size="12pt" officeooo:paragraph-rsid="000d5f05"/>
    </style:style>
    <style:style style:name="P22" style:family="paragraph" style:parent-style-name="Standard">
      <style:paragraph-properties fo:text-align="start" style:justify-single-word="false"/>
      <style:text-properties fo:font-size="12pt" officeooo:paragraph-rsid="000ec5fa"/>
    </style:style>
    <style:style style:name="P23" style:family="paragraph" style:parent-style-name="Standard">
      <style:paragraph-properties fo:text-align="start" style:justify-single-word="false"/>
      <style:text-properties fo:font-size="12pt" officeooo:paragraph-rsid="0015cef1"/>
    </style:style>
    <style:style style:name="P24" style:family="paragraph" style:parent-style-name="Standard">
      <style:paragraph-properties fo:text-align="center" style:justify-single-word="false"/>
      <style:text-properties officeooo:rsid="002061cb" officeooo:paragraph-rsid="0008527b"/>
    </style:style>
    <style:style style:name="P25" style:family="paragraph" style:parent-style-name="Standard">
      <style:text-properties officeooo:rsid="002061cb" officeooo:paragraph-rsid="0008527b"/>
    </style:style>
    <style:style style:name="P26" style:family="paragraph" style:parent-style-name="Standard">
      <style:text-properties officeooo:rsid="002061cb" officeooo:paragraph-rsid="000b03a1"/>
    </style:style>
    <style:style style:name="P27" style:family="paragraph" style:parent-style-name="Standard">
      <style:text-properties officeooo:rsid="002061cb" officeooo:paragraph-rsid="000ec5fa"/>
    </style:style>
    <style:style style:name="P28" style:family="paragraph" style:parent-style-name="Standard">
      <style:text-properties officeooo:paragraph-rsid="0008527b"/>
    </style:style>
    <style:style style:name="P29" style:family="paragraph" style:parent-style-name="Standard">
      <style:text-properties style:font-name="Times New Roman" fo:font-size="12pt" fo:font-weight="bold" officeooo:rsid="00233541" officeooo:paragraph-rsid="0008527b" style:font-size-asian="12pt" style:font-weight-asian="bold" style:font-size-complex="12pt"/>
    </style:style>
    <style:style style:name="P30" style:family="paragraph" style:parent-style-name="Standard">
      <style:text-properties style:font-name="Times New Roman" fo:font-size="12pt" fo:font-weight="bold" officeooo:rsid="00233541" officeooo:paragraph-rsid="000b03a1" style:font-size-asian="12pt" style:font-weight-asian="bold" style:font-size-complex="12pt"/>
    </style:style>
    <style:style style:name="P31" style:family="paragraph" style:parent-style-name="Standard">
      <style:text-properties style:font-name="Times New Roman" fo:font-size="12pt" fo:font-weight="bold" officeooo:rsid="00233541" officeooo:paragraph-rsid="000ec5fa" style:font-size-asian="12pt" style:font-weight-asian="bold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0b03a1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0ec5fa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Times New Roman" fo:font-size="12pt" officeooo:rsid="002774e3" officeooo:paragraph-rsid="0008527b" style:font-size-asian="12pt" style:font-size-complex="12pt"/>
    </style:style>
    <style:style style:name="P35" style:family="paragraph" style:parent-style-name="Standard">
      <style:text-properties style:font-name="Times New Roman" fo:font-size="12pt" officeooo:rsid="002774e3" officeooo:paragraph-rsid="000b03a1" style:font-size-asian="12pt" style:font-size-complex="12pt"/>
    </style:style>
    <style:style style:name="P36" style:family="paragraph" style:parent-style-name="Standard">
      <style:text-properties style:font-name="Times New Roman" fo:font-size="12pt" officeooo:rsid="002774e3" officeooo:paragraph-rsid="000ec5fa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2pt" officeooo:paragraph-rsid="000b03a1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2pt" officeooo:paragraph-rsid="000ec5fa" style:font-size-asian="12pt" style:font-size-complex="12pt"/>
    </style:style>
    <style:style style:name="P39" style:family="paragraph" style:parent-style-name="Standard">
      <style:text-properties style:font-name="Times New Roman" fo:font-size="12pt" fo:font-weight="normal" officeooo:rsid="00233541" officeooo:paragraph-rsid="0008527b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Times New Roman" fo:font-size="12pt" fo:font-weight="normal" officeooo:rsid="00233541" officeooo:paragraph-rsid="000b03a1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Times New Roman" fo:font-size="12pt" fo:font-weight="normal" officeooo:rsid="00233541" officeooo:paragraph-rsid="000ec5fa" style:font-size-asian="12pt" style:font-weight-asian="normal" style:font-size-complex="12pt" style:font-weight-complex="normal"/>
    </style:style>
    <style:style style:name="P42" style:family="paragraph" style:parent-style-name="Standard">
      <style:text-properties officeooo:paragraph-rsid="000b03a1"/>
    </style:style>
    <style:style style:name="P43" style:family="paragraph" style:parent-style-name="Standard">
      <style:paragraph-properties fo:text-align="start" style:justify-single-word="false"/>
      <style:text-properties fo:color="#990000" fo:font-size="12pt" officeooo:rsid="002061cb" officeooo:paragraph-rsid="000ec5fa" style:font-size-asian="12pt" style:font-size-complex="12pt"/>
    </style:style>
    <style:style style:name="P44" style:family="paragraph" style:parent-style-name="Standard">
      <style:text-properties officeooo:paragraph-rsid="000ec5fa"/>
    </style:style>
    <style:style style:name="P45" style:family="paragraph" style:parent-style-name="Standard">
      <style:paragraph-properties fo:text-align="start" style:justify-single-word="false"/>
      <style:text-properties fo:color="#000000" style:font-name="Times New Roman" fo:font-size="12pt" officeooo:rsid="0032bb6b" officeooo:paragraph-rsid="0008527b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color="#000000" style:font-name="Times New Roman" fo:font-size="12pt" officeooo:rsid="0032bb6b" officeooo:paragraph-rsid="000b03a1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color="#000000" style:font-name="Times New Roman" fo:font-size="12pt" officeooo:rsid="0032bb6b" officeooo:paragraph-rsid="000ec5fa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color="#000000" style:font-name="Times New Roman" fo:font-size="12pt" officeooo:rsid="0008527b" officeooo:paragraph-rsid="000d5f05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color="#000000" style:font-name="Times New Roman" fo:font-size="12pt" officeooo:rsid="0008527b" officeooo:paragraph-rsid="000b03a1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color="#000000" style:font-name="Times New Roman" fo:font-size="12pt" officeooo:rsid="0008527b" officeooo:paragraph-rsid="000ec5fa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fo:color="#000000" style:font-name="Times New Roman" fo:font-size="12pt" officeooo:rsid="00325995" officeooo:paragraph-rsid="0008527b" style:font-size-asian="12pt" style:font-size-complex="12pt"/>
    </style:style>
    <style:style style:name="P52" style:family="paragraph" style:parent-style-name="Standard">
      <style:paragraph-properties fo:text-align="center" style:justify-single-word="false" fo:break-before="page"/>
      <style:text-properties fo:font-weight="bold" officeooo:rsid="002061cb" officeooo:paragraph-rsid="0008527b" style:font-weight-asian="bold" style:font-weight-complex="bold"/>
    </style:style>
    <style:style style:name="P53" style:family="paragraph" style:parent-style-name="Standard" style:list-style-name="L1">
      <style:text-properties officeooo:paragraph-rsid="0008527b"/>
    </style:style>
    <style:style style:name="P54" style:family="paragraph" style:parent-style-name="Standard" style:list-style-name="L2">
      <style:text-properties officeooo:paragraph-rsid="0008527b"/>
    </style:style>
    <style:style style:name="P55" style:family="paragraph" style:parent-style-name="Standard" style:list-style-name="L2">
      <style:text-properties officeooo:paragraph-rsid="0021f8c7"/>
    </style:style>
    <style:style style:name="P56" style:family="paragraph" style:parent-style-name="Standard" style:list-style-name="L2">
      <style:text-properties officeooo:paragraph-rsid="00245653"/>
    </style:style>
    <style:style style:name="P57" style:family="paragraph" style:parent-style-name="Standard" style:list-style-name="L2">
      <style:text-properties style:font-name="Times New Roman" fo:font-size="12pt" fo:font-weight="bold" officeooo:rsid="00233541" officeooo:paragraph-rsid="0008527b" style:font-size-asian="12pt" style:font-weight-asian="bold" style:font-size-complex="12pt"/>
    </style:style>
    <style:style style:name="P58" style:family="paragraph" style:parent-style-name="Standard" style:list-style-name="L4">
      <style:text-properties style:font-name="Times New Roman" fo:font-size="12pt" fo:font-weight="bold" officeooo:rsid="00233541" officeooo:paragraph-rsid="000b03a1" style:font-size-asian="12pt" style:font-weight-asian="bold" style:font-size-complex="12pt"/>
    </style:style>
    <style:style style:name="P59" style:family="paragraph" style:parent-style-name="Standard" style:list-style-name="L6">
      <style:text-properties style:font-name="Times New Roman" fo:font-size="12pt" fo:font-weight="bold" officeooo:rsid="00233541" officeooo:paragraph-rsid="000ec5fa" style:font-size-asian="12pt" style:font-weight-asian="bold" style:font-size-complex="12pt"/>
    </style:style>
    <style:style style:name="P60" style:family="paragraph" style:parent-style-name="Standard">
      <style:paragraph-properties fo:text-align="start" style:justify-single-word="false"/>
      <style:text-properties style:font-name="Times New Roman" fo:font-size="12pt" fo:font-weight="bold" officeooo:rsid="00233541" officeooo:paragraph-rsid="0008527b" style:font-size-asian="12pt" style:font-weight-asian="bold" style:font-size-complex="12pt"/>
    </style:style>
    <style:style style:name="P61" style:family="paragraph" style:parent-style-name="Standard" style:list-style-name="L2">
      <style:text-properties style:font-name="Times New Roman" fo:font-size="12pt" officeooo:rsid="002774e3" officeooo:paragraph-rsid="0008527b" style:font-size-asian="12pt" style:font-size-complex="12pt"/>
    </style:style>
    <style:style style:name="P62" style:family="paragraph" style:parent-style-name="Standard" style:list-style-name="L4">
      <style:text-properties style:font-name="Times New Roman" fo:font-size="12pt" officeooo:rsid="002774e3" officeooo:paragraph-rsid="000b03a1" style:font-size-asian="12pt" style:font-size-complex="12pt"/>
    </style:style>
    <style:style style:name="P63" style:family="paragraph" style:parent-style-name="Standard" style:list-style-name="L6">
      <style:text-properties style:font-name="Times New Roman" fo:font-size="12pt" officeooo:rsid="002774e3" officeooo:paragraph-rsid="00136fbd" style:font-size-asian="12pt" style:font-size-complex="12pt"/>
    </style:style>
    <style:style style:name="P64" style:family="paragraph" style:parent-style-name="Standard">
      <loext:graphic-properties draw:fill="solid" draw:fill-color="#ffff00" draw:opacity="100%"/>
      <style:paragraph-properties fo:background-color="#ffff00"/>
      <style:text-properties style:font-name="Times New Roman" fo:font-size="12pt" officeooo:rsid="001c9df7" officeooo:paragraph-rsid="001c9df7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style:font-name="Times New Roman" fo:font-size="12pt" officeooo:paragraph-rsid="0008527b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style:font-name="Times New Roman" fo:font-size="12pt" officeooo:rsid="001f8dba" officeooo:paragraph-rsid="001f8dba" style:font-size-asian="12pt" style:font-size-complex="12pt"/>
    </style:style>
    <style:style style:name="P67" style:family="paragraph" style:parent-style-name="Standard" style:list-style-name="L2">
      <style:text-properties officeooo:rsid="002774e3" officeooo:paragraph-rsid="0008527b"/>
    </style:style>
    <style:style style:name="P68" style:family="paragraph" style:parent-style-name="Standard" style:list-style-name="L4">
      <style:text-properties officeooo:rsid="002774e3" officeooo:paragraph-rsid="000b03a1"/>
    </style:style>
    <style:style style:name="P69" style:family="paragraph" style:parent-style-name="Standard" style:list-style-name="L6">
      <style:text-properties officeooo:rsid="002774e3" officeooo:paragraph-rsid="000ec5fa"/>
    </style:style>
    <style:style style:name="P70" style:family="paragraph" style:parent-style-name="Standard" style:list-style-name="L3">
      <style:text-properties officeooo:paragraph-rsid="000b7b15"/>
    </style:style>
    <style:style style:name="P71" style:family="paragraph" style:parent-style-name="Standard" style:list-style-name="L4">
      <style:text-properties officeooo:paragraph-rsid="000b03a1"/>
    </style:style>
    <style:style style:name="P72" style:family="paragraph" style:parent-style-name="Standard" style:list-style-name="L5">
      <style:text-properties officeooo:paragraph-rsid="001187e6"/>
    </style:style>
    <style:style style:name="P73" style:family="paragraph" style:parent-style-name="Standard" style:list-style-name="L5">
      <style:text-properties officeooo:paragraph-rsid="0012bf91"/>
    </style:style>
    <style:style style:name="P74" style:family="paragraph" style:parent-style-name="Standard" style:list-style-name="L6">
      <style:text-properties officeooo:paragraph-rsid="000ec5fa"/>
    </style:style>
    <style:style style:name="P75" style:family="paragraph" style:parent-style-name="Standard">
      <style:text-properties fo:color="#000000" style:text-underline-style="solid" style:text-underline-width="auto" style:text-underline-color="font-color" officeooo:rsid="002061cb" officeooo:paragraph-rsid="0008527b"/>
    </style:style>
    <style:style style:name="P76" style:family="paragraph" style:parent-style-name="Standard">
      <style:paragraph-properties fo:text-align="start" style:justify-single-word="false"/>
      <style:text-properties fo:color="#000000" style:font-name="Times New Roman" fo:font-size="12pt" officeooo:rsid="0020eb3c" officeooo:paragraph-rsid="0020eb3c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fo:font-size="12pt" officeooo:paragraph-rsid="0008527b" style:font-size-asian="12pt" style:font-size-complex="12pt"/>
    </style:style>
    <style:style style:name="P78" style:family="paragraph" style:parent-style-name="Standard">
      <style:text-properties fo:font-size="12pt" officeooo:rsid="002774e3" officeooo:paragraph-rsid="0008527b" style:font-size-asian="12pt" style:font-size-complex="12pt"/>
    </style:style>
    <style:style style:name="P79" style:family="paragraph" style:parent-style-name="Standard">
      <style:text-properties fo:font-size="12pt" officeooo:rsid="002774e3" officeooo:paragraph-rsid="0021f8c7" style:font-size-asian="12pt" style:font-size-complex="12pt"/>
    </style:style>
    <style:style style:name="P80" style:family="paragraph" style:parent-style-name="Standard">
      <style:text-properties fo:font-size="12pt" officeooo:paragraph-rsid="0023c114" style:font-size-asian="12pt" style:font-size-complex="12pt"/>
    </style:style>
    <style:style style:name="P81" style:family="paragraph" style:parent-style-name="Standard">
      <style:text-properties fo:font-size="12pt" officeooo:paragraph-rsid="00245653" style:font-size-asian="12pt" style:font-size-complex="12pt"/>
    </style:style>
    <style:style style:name="P82" style:family="paragraph" style:parent-style-name="Standard">
      <style:paragraph-properties fo:text-align="start" style:justify-single-word="false"/>
      <style:text-properties fo:font-size="12pt" officeooo:rsid="001ce6a7" officeooo:paragraph-rsid="000b03a1" style:font-size-asian="12pt" style:font-size-complex="12pt"/>
    </style:style>
    <style:style style:name="P83" style:family="paragraph" style:parent-style-name="Standard">
      <style:paragraph-properties fo:text-align="start" style:justify-single-word="false"/>
      <style:text-properties fo:font-size="12pt" officeooo:paragraph-rsid="000d5f05"/>
    </style:style>
    <style:style style:name="P84" style:family="paragraph" style:parent-style-name="Standard">
      <style:text-properties officeooo:paragraph-rsid="001f8dba"/>
    </style:style>
    <style:style style:name="P85" style:family="paragraph" style:parent-style-name="Standard">
      <style:text-properties officeooo:paragraph-rsid="0020eb3c"/>
    </style:style>
    <style:style style:name="P86" style:family="paragraph" style:parent-style-name="Standard">
      <style:text-properties officeooo:paragraph-rsid="0008527b"/>
    </style:style>
    <style:style style:name="T1" style:family="text">
      <style:text-properties fo:color="#000000" style:font-name="Times New Roman"/>
    </style:style>
    <style:style style:name="T2" style:family="text">
      <style:text-properties fo:color="#000000" style:font-name="Times New Roman" officeooo:rsid="0032bb6b"/>
    </style:style>
    <style:style style:name="T3" style:family="text">
      <style:text-properties fo:color="#000000" style:font-name="Times New Roman" officeooo:rsid="00325995"/>
    </style:style>
    <style:style style:name="T4" style:family="text">
      <style:text-properties fo:color="#000000" style:font-name="Times New Roman" officeooo:rsid="00359f97"/>
    </style:style>
    <style:style style:name="T5" style:family="text">
      <style:text-properties fo:color="#000000" style:font-name="Times New Roman" fo:font-size="12pt" officeooo:rsid="002774e3" style:font-size-asian="12pt" style:font-size-complex="12pt"/>
    </style:style>
    <style:style style:name="T6" style:family="text">
      <style:text-properties fo:color="#000000" style:font-name="Times New Roman" fo:font-size="12pt" officeooo:rsid="00325995" style:font-size-asian="12pt" style:font-size-complex="12pt"/>
    </style:style>
    <style:style style:name="T7" style:family="text">
      <style:text-properties fo:color="#000000" style:font-name="Times New Roman" officeooo:rsid="0008527b"/>
    </style:style>
    <style:style style:name="T8" style:family="text">
      <style:text-properties fo:color="#000000" style:font-name="Times New Roman" officeooo:rsid="0008527b" style:font-size-asian="12pt" style:font-size-complex="12pt"/>
    </style:style>
    <style:style style:name="T9" style:family="text">
      <style:text-properties fo:color="#000000" style:font-name="Times New Roman" officeooo:rsid="0034bdcd" style:font-size-asian="12pt" style:font-size-complex="12pt"/>
    </style:style>
    <style:style style:name="T10" style:family="text">
      <style:text-properties fo:color="#000000" style:font-name="Times New Roman" officeooo:rsid="00325995" style:font-size-asian="12pt" style:font-size-complex="12pt"/>
    </style:style>
    <style:style style:name="T11" style:family="text">
      <style:text-properties fo:color="#000000" style:font-name="Times New Roman" officeooo:rsid="00359f97" style:font-size-asian="12pt" style:font-size-complex="12pt"/>
    </style:style>
    <style:style style:name="T12" style:family="text">
      <style:text-properties fo:color="#000000" style:font-name="Times New Roman" officeooo:rsid="000d5f05"/>
    </style:style>
    <style:style style:name="T13" style:family="text">
      <style:text-properties officeooo:rsid="002b32b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b03a1" style:font-weight-asian="bold" style:font-weight-complex="bold"/>
    </style:style>
    <style:style style:name="T16" style:family="text">
      <style:text-properties fo:font-weight="bold" officeooo:rsid="000ec5fa" style:font-weight-asian="bold" style:font-weight-complex="bold"/>
    </style:style>
    <style:style style:name="T17" style:family="text">
      <style:text-properties officeooo:rsid="00233541"/>
    </style:style>
    <style:style style:name="T18" style:family="text">
      <style:text-properties officeooo:rsid="002acb39"/>
    </style:style>
    <style:style style:name="T19" style:family="text">
      <style:text-properties officeooo:rsid="0021521a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font-size="12pt" style:font-size-asian="12pt" style:font-size-complex="12pt"/>
    </style:style>
    <style:style style:name="T22" style:family="text">
      <style:text-properties style:font-name="Times New Roman" fo:font-size="12pt" officeooo:rsid="002061cb" style:font-size-asian="12pt" style:font-size-complex="12pt"/>
    </style:style>
    <style:style style:name="T23" style:family="text">
      <style:text-properties style:font-name="Times New Roman" fo:font-size="12pt" officeooo:rsid="002acb39" style:font-size-asian="12pt" style:font-size-complex="12pt"/>
    </style:style>
    <style:style style:name="T24" style:family="text">
      <style:text-properties style:font-name="Times New Roman" fo:font-size="12pt" officeooo:rsid="002458b8" style:font-size-asian="12pt" style:font-size-complex="12pt"/>
    </style:style>
    <style:style style:name="T25" style:family="text">
      <style:text-properties style:font-name="Times New Roman" fo:font-size="12pt" officeooo:rsid="00244cca" style:font-size-asian="12pt" style:font-size-complex="12pt"/>
    </style:style>
    <style:style style:name="T26" style:family="text">
      <style:text-properties style:font-name="Times New Roman" fo:font-size="12pt" officeooo:rsid="00233541" style:font-size-asian="12pt" style:font-size-complex="12pt"/>
    </style:style>
    <style:style style:name="T27" style:family="text">
      <style:text-properties style:font-name="Times New Roman" fo:font-size="12pt" officeooo:rsid="002774e3" style:font-size-asian="12pt" style:font-size-complex="12pt"/>
    </style:style>
    <style:style style:name="T28" style:family="text">
      <style:text-properties style:font-name="Times New Roman" fo:font-size="12pt" officeooo:rsid="002d4827" style:font-size-asian="12pt" style:font-size-complex="12pt"/>
    </style:style>
    <style:style style:name="T29" style:family="text">
      <style:text-properties style:font-name="Times New Roman" fo:font-size="12pt" officeooo:rsid="000b03a1" style:font-size-asian="12pt" style:font-size-complex="12pt"/>
    </style:style>
    <style:style style:name="T30" style:family="text">
      <style:text-properties style:font-name="Times New Roman" fo:font-size="12pt" officeooo:rsid="000c06af" style:font-size-asian="12pt" style:font-size-complex="12pt"/>
    </style:style>
    <style:style style:name="T31" style:family="text">
      <style:text-properties style:font-name="Times New Roman" fo:font-size="12pt" officeooo:rsid="000d5f05" style:font-size-asian="12pt" style:font-size-complex="12pt"/>
    </style:style>
    <style:style style:name="T32" style:family="text">
      <style:text-properties style:font-name="Times New Roman" fo:font-size="12pt" officeooo:rsid="0010966b" style:font-size-asian="12pt" style:font-size-complex="12pt"/>
    </style:style>
    <style:style style:name="T33" style:family="text">
      <style:text-properties style:font-name="Times New Roman" fo:font-size="12pt" officeooo:rsid="001187e6" style:font-size-asian="12pt" style:font-size-complex="12pt"/>
    </style:style>
    <style:style style:name="T34" style:family="text">
      <style:text-properties style:font-name="Times New Roman" fo:font-size="12pt" officeooo:rsid="0012bf91" style:font-size-asian="12pt" style:font-size-complex="12pt"/>
    </style:style>
    <style:style style:name="T35" style:family="text">
      <style:text-properties style:font-name="Times New Roman" fo:font-size="12pt" officeooo:rsid="0015cef1" style:font-size-asian="12pt" style:font-size-complex="12pt"/>
    </style:style>
    <style:style style:name="T36" style:family="text">
      <style:text-properties style:font-name="Times New Roman" fo:font-size="12pt" officeooo:rsid="00182caa" style:font-size-asian="12pt" style:font-size-complex="12pt"/>
    </style:style>
    <style:style style:name="T37" style:family="text">
      <style:text-properties style:font-name="Times New Roman" fo:font-size="12pt" officeooo:rsid="001c9df7" style:font-size-asian="12pt" style:font-size-complex="12pt"/>
    </style:style>
    <style:style style:name="T38" style:family="text">
      <style:text-properties style:font-name="Times New Roman" fo:font-size="12pt" officeooo:rsid="001f54f7" style:font-size-asian="12pt" style:font-size-complex="12pt"/>
    </style:style>
    <style:style style:name="T39" style:family="text">
      <style:text-properties style:font-name="Times New Roman" fo:font-size="12pt" fo:font-weight="bold" style:font-size-asian="12pt" style:font-weight-asian="bold" style:font-size-complex="12pt"/>
    </style:style>
    <style:style style:name="T40" style:family="text">
      <style:text-properties style:font-name="Times New Roman" fo:font-size="12pt" fo:font-weight="bold" officeooo:rsid="00233541" style:font-size-asian="12pt" style:font-weight-asian="bold" style:font-size-complex="12pt"/>
    </style:style>
    <style:style style:name="T4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2" style:family="text">
      <style:text-properties style:font-name="Times New Roman" fo:font-size="12pt" fo:font-weight="bold" officeooo:rsid="002774e3" style:font-size-asian="12pt" style:font-weight-asian="bold" style:font-size-complex="12pt" style:font-weight-complex="bold"/>
    </style:style>
    <style:style style:name="T43" style:family="text">
      <style:text-properties style:font-name="Times New Roman" fo:font-size="12pt" fo:font-weight="bold" officeooo:rsid="00233541" style:font-size-asian="12pt" style:font-weight-asian="bold" style:font-size-complex="12pt" style:font-weight-complex="bold"/>
    </style:style>
    <style:style style:name="T44" style:family="text">
      <style:text-properties style:font-name="Times New Roman" fo:font-size="12pt" fo:font-weight="bold" officeooo:rsid="002b32bc" style:font-size-asian="12pt" style:font-weight-asian="bold" style:font-size-complex="12pt" style:font-weight-complex="bold"/>
    </style:style>
    <style:style style:name="T45" style:family="text">
      <style:text-properties style:font-name="Times New Roman" fo:font-size="12pt" fo:font-weight="bold" officeooo:rsid="002d4827" style:font-size-asian="12pt" style:font-weight-asian="bold" style:font-size-complex="12pt" style:font-weight-complex="bold"/>
    </style:style>
    <style:style style:name="T46" style:family="text">
      <style:text-properties style:font-name="Times New Roman" fo:font-size="12pt" fo:font-weight="bold" officeooo:rsid="000b7b15" style:font-size-asian="12pt" style:font-weight-asian="bold" style:font-size-complex="12pt" style:font-weight-complex="bold"/>
    </style:style>
    <style:style style:name="T47" style:family="text">
      <style:text-properties style:font-name="Times New Roman" fo:font-size="12pt" fo:font-weight="bold" officeooo:rsid="000d5f05" style:font-size-asian="12pt" style:font-weight-asian="bold" style:font-size-complex="12pt" style:font-weight-complex="bold"/>
    </style:style>
    <style:style style:name="T48" style:family="text">
      <style:text-properties style:font-name="Times New Roman" fo:font-size="12pt" fo:font-weight="bold" officeooo:rsid="00136fbd" style:font-size-asian="12pt" style:font-weight-asian="bold" style:font-size-complex="12pt" style:font-weight-complex="bold"/>
    </style:style>
    <style:style style:name="T49" style:family="text">
      <style:text-properties style:font-name="Times New Roman" fo:font-size="12pt" fo:font-weight="bold" officeooo:rsid="0015cef1" style:font-size-asian="12pt" style:font-weight-asian="bold" style:font-size-complex="12pt" style:font-weight-complex="bold"/>
    </style:style>
    <style:style style:name="T50" style:family="text">
      <style:text-properties style:font-name="Times New Roman" fo:font-size="12pt" fo:font-weight="bold" officeooo:rsid="0021f8c7" style:font-size-asian="12pt" style:font-weight-asian="bold" style:font-size-complex="12pt" style:font-weight-complex="bold"/>
    </style:style>
    <style:style style:name="T51" style:family="text">
      <style:text-properties style:font-name="Times New Roman" fo:font-size="12pt" fo:font-weight="bold" officeooo:rsid="00245653" style:font-size-asian="12pt" style:font-weight-asian="bold" style:font-size-complex="12pt" style:font-weight-complex="bold"/>
    </style:style>
    <style:style style:name="T52" style:family="text">
      <style:text-properties style:font-name="Times New Roman" fo:font-size="12pt" fo:font-weight="bold" officeooo:rsid="002774e3" style:font-size-asian="12pt" style:font-weight-asian="bold" style:font-size-complex="12pt"/>
    </style:style>
    <style:style style:name="T5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4" style:family="text">
      <style:text-properties style:font-name="Times New Roman" fo:font-size="12pt" fo:font-weight="normal" officeooo:rsid="002774e3" style:font-size-asian="12pt" style:font-weight-asian="normal" style:font-size-complex="12pt" style:font-weight-complex="normal"/>
    </style:style>
    <style:style style:name="T55" style:family="text">
      <style:text-properties style:font-name="Times New Roman" fo:font-size="12pt" fo:font-weight="normal" officeooo:rsid="002b32bc" style:font-size-asian="12pt" style:font-weight-asian="normal" style:font-size-complex="12pt" style:font-weight-complex="normal"/>
    </style:style>
    <style:style style:name="T56" style:family="text">
      <style:text-properties style:font-name="Times New Roman" fo:font-size="12pt" fo:font-weight="normal" officeooo:rsid="002cb117" style:font-size-asian="12pt" style:font-weight-asian="normal" style:font-size-complex="12pt" style:font-weight-complex="normal"/>
    </style:style>
    <style:style style:name="T57" style:family="text">
      <style:text-properties style:font-name="Times New Roman" fo:font-size="12pt" fo:font-weight="normal" officeooo:rsid="002d4827" style:font-size-asian="12pt" style:font-weight-asian="normal" style:font-size-complex="12pt" style:font-weight-complex="normal"/>
    </style:style>
    <style:style style:name="T58" style:family="text">
      <style:text-properties style:font-name="Times New Roman" fo:font-size="12pt" fo:font-weight="normal" officeooo:rsid="000c06af" style:font-size-asian="12pt" style:font-weight-asian="normal" style:font-size-complex="12pt" style:font-weight-complex="normal"/>
    </style:style>
    <style:style style:name="T59" style:family="text">
      <style:text-properties style:font-name="Times New Roman" fo:font-size="12pt" fo:font-weight="normal" officeooo:rsid="00136fbd" style:font-size-asian="12pt" style:font-weight-asian="normal" style:font-size-complex="12pt" style:font-weight-complex="normal"/>
    </style:style>
    <style:style style:name="T60" style:family="text">
      <style:text-properties style:font-name="Times New Roman" fo:font-size="12pt" fo:font-weight="normal" officeooo:rsid="001f54f7" style:font-size-asian="12pt" style:font-weight-asian="normal" style:font-size-complex="12pt" style:font-weight-complex="normal"/>
    </style:style>
    <style:style style:name="T61" style:family="text">
      <style:text-properties style:font-name="Times New Roman" fo:font-size="12pt" fo:font-weight="normal" officeooo:rsid="001f8dba" style:font-size-asian="12pt" style:font-weight-asian="normal" style:font-size-complex="12pt" style:font-weight-complex="normal"/>
    </style:style>
    <style:style style:name="T62" style:family="text">
      <style:text-properties style:font-name="Times New Roman" fo:font-size="12pt" fo:font-weight="normal" officeooo:rsid="0021f8c7" style:font-size-asian="12pt" style:font-weight-asian="normal" style:font-size-complex="12pt" style:font-weight-complex="normal"/>
    </style:style>
    <style:style style:name="T63" style:family="text">
      <style:text-properties style:font-name="Times New Roman" fo:font-size="12pt" fo:font-weight="normal" officeooo:rsid="0023c114" style:font-size-asian="12pt" style:font-weight-asian="normal" style:font-size-complex="12pt" style:font-weight-complex="normal"/>
    </style:style>
    <style:style style:name="T64" style:family="text">
      <style:text-properties style:font-name="Times New Roman" fo:font-size="12pt" fo:font-weight="normal" officeooo:rsid="00245653" style:font-size-asian="12pt" style:font-weight-asian="normal" style:font-size-complex="12pt" style:font-weight-complex="normal"/>
    </style:style>
    <style:style style:name="T65" style:family="text">
      <style:text-properties style:font-name="Times New Roman" fo:font-weight="normal" style:font-weight-asian="normal" style:font-weight-complex="normal"/>
    </style:style>
    <style:style style:name="T66" style:family="text">
      <style:text-properties style:font-name="Times New Roman" fo:font-weight="normal" officeooo:rsid="00233541" style:font-weight-asian="normal" style:font-weight-complex="normal"/>
    </style:style>
    <style:style style:name="T67" style:family="text">
      <style:text-properties style:font-name="Times New Roman" fo:font-weight="normal" officeooo:rsid="002774e3" style:font-weight-asian="normal" style:font-weight-complex="normal"/>
    </style:style>
    <style:style style:name="T68" style:family="text">
      <style:text-properties style:font-name="Times New Roman" officeooo:rsid="002b32bc"/>
    </style:style>
    <style:style style:name="T69" style:family="text">
      <style:text-properties style:font-name="Times New Roman" officeooo:rsid="0028a25c"/>
    </style:style>
    <style:style style:name="T70" style:family="text">
      <style:text-properties style:font-name="Times New Roman" officeooo:rsid="002cb117"/>
    </style:style>
    <style:style style:name="T71" style:family="text">
      <style:text-properties style:font-name="Times New Roman" officeooo:rsid="002774e3"/>
    </style:style>
    <style:style style:name="T72" style:family="text">
      <style:text-properties style:font-name="Times New Roman" fo:font-style="italic" style:font-style-asian="italic"/>
    </style:style>
    <style:style style:name="T73" style:family="text">
      <style:text-properties style:font-name="Times New Roman" fo:font-style="italic" officeooo:rsid="002774e3" style:font-style-asian="italic"/>
    </style:style>
    <style:style style:name="T74" style:family="text">
      <style:text-properties style:font-name="Times New Roman" fo:font-weight="bold" officeooo:rsid="002774e3" style:font-weight-asian="bold" style:font-weight-complex="bold"/>
    </style:style>
    <style:style style:name="T75" style:family="text">
      <style:text-properties style:font-name="Times New Roman" officeooo:rsid="00325995"/>
    </style:style>
    <style:style style:name="T76" style:family="text">
      <style:text-properties style:font-name="Times New Roman" officeooo:rsid="0032bb6b"/>
    </style:style>
    <style:style style:name="T77" style:family="text">
      <style:text-properties style:font-name="Times New Roman" officeooo:rsid="000c06af"/>
    </style:style>
    <style:style style:name="T78" style:family="text">
      <style:text-properties style:font-name="Times New Roman" officeooo:rsid="000d5f05"/>
    </style:style>
    <style:style style:name="T79" style:family="text">
      <style:text-properties style:font-name="Times New Roman" officeooo:rsid="00136fbd"/>
    </style:style>
    <style:style style:name="T80" style:family="text">
      <style:text-properties style:font-name="Times New Roman" officeooo:rsid="0012bf91"/>
    </style:style>
    <style:style style:name="T81" style:family="text">
      <style:text-properties style:font-name="Times New Roman" officeooo:rsid="00146f53"/>
    </style:style>
    <style:style style:name="T82" style:family="text">
      <style:text-properties style:font-name="Times New Roman" officeooo:rsid="0015cef1"/>
    </style:style>
    <style:style style:name="T83" style:family="text">
      <style:text-properties style:font-name="Times New Roman" officeooo:rsid="0017c316"/>
    </style:style>
    <style:style style:name="T84" style:family="text">
      <style:text-properties style:font-name="Times New Roman" officeooo:rsid="001f54f7"/>
    </style:style>
    <style:style style:name="T85" style:family="text">
      <style:text-properties style:font-name="Times New Roman" officeooo:rsid="001f8dba"/>
    </style:style>
    <style:style style:name="T86" style:family="text">
      <style:text-properties style:font-name="Times New Roman" officeooo:rsid="0020eb3c"/>
    </style:style>
    <style:style style:name="T87" style:family="text">
      <style:text-properties style:font-name="Times New Roman" officeooo:rsid="0023c114"/>
    </style:style>
    <style:style style:name="T88" style:family="text">
      <style:text-properties fo:font-variant="normal" fo:text-transform="none" fo:color="#000000" style:font-name="Times New Roman" fo:letter-spacing="normal" fo:language="pt" fo:country="PT" fo:font-style="normal" fo:font-weight="normal" officeooo:rsid="00325995"/>
    </style:style>
    <style:style style:name="T89" style:family="text">
      <style:text-properties fo:font-variant="normal" fo:text-transform="none" fo:color="#000000" style:font-name="Times New Roman" fo:letter-spacing="normal" fo:language="pt" fo:country="PT" fo:font-style="normal" fo:font-weight="normal" officeooo:rsid="0008527b"/>
    </style:style>
    <style:style style:name="T90" style:family="text">
      <style:text-properties fo:font-variant="normal" fo:text-transform="none" fo:color="#000000" style:font-name="Times New Roman" fo:letter-spacing="normal" fo:language="pt" fo:country="PT" fo:font-style="normal" fo:font-weight="normal" officeooo:rsid="0008527b" style:font-size-asian="12pt" style:font-size-complex="12pt"/>
    </style:style>
    <style:style style:name="T91" style:family="text">
      <style:text-properties fo:font-variant="normal" fo:text-transform="none" fo:color="#000000" style:font-name="Times New Roman" fo:letter-spacing="normal" fo:language="pt" fo:country="PT" fo:font-style="normal" fo:font-weight="normal" officeooo:rsid="00091637" style:font-size-asian="12pt" style:font-size-complex="12pt"/>
    </style:style>
    <style:style style:name="T92" style:family="text">
      <style:text-properties fo:font-variant="normal" fo:text-transform="none" fo:color="#000000" style:font-name="Times New Roman" fo:letter-spacing="normal" fo:language="pt" fo:country="PT" fo:font-style="normal" fo:font-weight="normal" officeooo:rsid="000d5f05" style:font-size-asian="12pt" style:font-size-complex="12pt"/>
    </style:style>
    <style:style style:name="T93" style:family="text">
      <style:text-properties fo:font-variant="normal" fo:text-transform="none" fo:color="#000000" style:font-name="Times New Roman" fo:letter-spacing="normal" fo:language="pt" fo:country="PT" fo:font-style="normal" fo:font-weight="normal" officeooo:rsid="0015cef1" style:font-size-asian="12pt" style:font-size-complex="12pt"/>
    </style:style>
    <style:style style:name="T94" style:family="text">
      <style:text-properties fo:font-variant="normal" fo:text-transform="none" fo:color="#000000" style:font-name="Times New Roman" fo:letter-spacing="normal" fo:language="pt" fo:country="PT" fo:font-style="normal" fo:font-weight="normal" officeooo:rsid="0025414c" style:font-size-asian="12pt" style:font-size-complex="12pt"/>
    </style:style>
    <style:style style:name="T95" style:family="text">
      <style:text-properties fo:font-variant="normal" fo:text-transform="none" fo:color="#000000" style:font-name="Times New Roman" fo:letter-spacing="normal" fo:language="pt" fo:country="PT" fo:font-style="normal" fo:font-weight="normal" officeooo:rsid="001c9df7"/>
    </style:style>
    <style:style style:name="T96" style:family="text">
      <style:text-properties officeooo:rsid="000b03a1"/>
    </style:style>
    <style:style style:name="T97" style:family="text">
      <style:text-properties officeooo:rsid="000c06af"/>
    </style:style>
    <style:style style:name="T98" style:family="text">
      <style:text-properties officeooo:rsid="000ec5fa"/>
    </style:style>
    <style:style style:name="T99" style:family="text">
      <style:text-properties officeooo:rsid="00136fbd"/>
    </style:style>
    <style:style style:name="T100" style:family="text">
      <style:text-properties officeooo:rsid="001f54f7"/>
    </style:style>
    <style:style style:name="T101" style:family="text">
      <style:text-properties officeooo:rsid="0021f4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6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6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6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pan text:style-name="T13">OORT - </text:span>Leitura Vertical</text:p>
      <text:p text:style-name="P24"/>
      <text:p text:style-name="P75"><text:span text:style-name="T14">Leitura 1</text:span>: Descrição dos <text:span text:style-name="T100">cenários</text:span> <text:span text:style-name="T17">X</text:span> Diagrama de Sequência</text:p>
      <text:p text:style-name="P25"/>
      <text:p text:style-name="P25"><text:span text:style-name="T14">Objetivo</text:span>: Verificar se <text:span text:style-name="T18">a</text:span>s funcionalidades descrit<text:span text:style-name="T100">a</text:span>s pelos requisitos funcionais <text:span text:style-name="T100">dos cenários </text:span>estão capturad<text:span text:style-name="T100">a</text:span>s apropriadamente <text:span text:style-name="T19">nos diagramas de sequência, por meio de uma combinação pertinente de objetos e mensagens que trabalham em conjunto para capturar essas funcionalidades. Atentar também para a existência de restrições para o cenário analisado e se estas estão refletidas nos diagramas.</text:span></text:p>
      <text:p text:style-name="P25"/>
      <text:p text:style-name="P25"><text:span text:style-name="T14">Entradas para o processo</text:span>:</text:p>
      <text:list xml:id="list8641132034843542332" text:style-name="L1">
        <text:list-item>
          <text:p text:style-name="P53"><text:span text:style-name="T22">Um conjunto de </text:span><text:span text:style-name="T38">cenários que contêm </text:span><text:span text:style-name="T22">requisitos funcionais que descrevem </text:span><text:span text:style-name="T38">funcionalidades e</text:span><text:span text:style-name="T23"> restrições</text:span><text:span text:style-name="T22"> necessári</text:span><text:span text:style-name="T38">a</text:span><text:span text:style-name="T22">s </text:span><text:span text:style-name="T24">para o </text:span><text:span text:style-name="T38">escopo analisado</text:span><text:span text:style-name="T22">.</text:span></text:p>
        </text:list-item>
        <text:list-item>
          <text:p text:style-name="P53"><text:span text:style-name="T21">Um ou mais diagramas de seqüência que descreve</text:span><text:span text:style-name="T36">m</text:span><text:span text:style-name="T21"> os objetos de um sistema e os serviços/ </text:span><text:span text:style-name="T38">funcionalidades</text:span><text:span text:style-name="T21"> que ele fornece. Podem existir múltiplos diagramas de seqüência para um dado </text:span><text:span text:style-name="T25">requisito funcional</text:span><text:span text:style-name="T21"> desde que um </text:span><text:span text:style-name="T25">requisito funcional</text:span><text:span text:style-name="T21"> descrev</text:span><text:span text:style-name="T36">a</text:span><text:span text:style-name="T21"> múltipl</text:span><text:span text:style-name="T25">a</text:span><text:span text:style-name="T21">s funcionalidade do sistema. O conjunto correto de diagramas de seqüência para um </text:span><text:span text:style-name="T25">requisito funcional</text:span><text:span text:style-name="T21"> deve ser selecionado utilizando informação de rastreabilidade, ou por alguém que tenha conhecimento semântico sobre o sistema. Encontrar o conjunto correto de diagramas de seqüência sem informação de rastreabilidade ou </text:span><text:span text:style-name="T26">conhecimento sobre o sistema será difícil.</text:span></text:p>
        </text:list-item>
      </text:list>
      <text:p text:style-name="P29"/>
      <text:list xml:id="list8437190572485257852" text:style-name="L2">
        <text:list-item>
          <text:p text:style-name="P57">Leia a descrição de requisitos para entender a funcionalidade descrita.</text:p>
          <text:p text:style-name="P67"><text:span text:style-name="T40">E</text:span><text:span text:style-name="T39">NTRADAS: </text:span><text:span text:style-name="T53">Conjunto de </text:span><text:span text:style-name="T60">cenários que contêm </text:span><text:span text:style-name="T53">Requisitos Funcionais (FR)</text:span></text:p>
        </text:list-item>
      </text:list>
      <text:p text:style-name="P85"><text:span text:style-name="T54"><text:tab/></text:span><text:span text:style-name="T42">SAÍDAS:</text:span><text:span text:style-name="T54"><text:tab/></text:span><text:span text:style-name="T60">Funcionalidades e/ou </text:span><text:span text:style-name="T53">Serviços candidatos (marcados em verde nos Frs); </text:span></text:p>
      <text:p text:style-name="P84"><text:span text:style-name="T53"><text:tab/><text:tab/><text:tab/></text:span><text:span text:style-name="T61">Sequência das ações que devem ser executadas, numeradas;</text:span></text:p>
      <text:p text:style-name="P34"><text:tab/><text:tab/><text:tab/>Restrições e condições para os serviços/<text:span text:style-name="T100">funcionalidades</text:span> (marcados em <text:tab/><text:tab/><text:tab/><text:tab/>amarelo nos FRs).</text:p>
      <text:p text:style-name="P39"/>
      <text:p text:style-name="P12"><text:span text:style-name="T66">A. </text:span><text:span text:style-name="T20">Leia totalmente cada um dos </text:span><text:span text:style-name="T84">cenários</text:span><text:span text:style-name="T20"> para entender a</text:span><text:span text:style-name="T84">s</text:span><text:span text:style-name="T20"> funcionalidade</text:span><text:span text:style-name="T84">s</text:span><text:span text:style-name="T20"> que ele </text:span><text:span text:style-name="T86">d</text:span><text:span text:style-name="T20">escreve. </text:span></text:p>
      <text:p text:style-name="P65">B. Encontre os verbos, ou descrições de ações, que são candidatos a serem serviços – comportamentos <text:span text:style-name="T100">esperados d</text:span>o sistema. Sublinhe os verbos ou descrições de ações com uma caneta verde.</text:p>
      <text:p text:style-name="P66">C. Identifique se existe uma ordem/sequência na descrição das funcionalidades <text:span text:style-name="T101">ou serviços fornecidos pelo sistema. Em caso afirmativo, numere sequencialmente as ações que compõem as funcionalidades e/ou serviços.</text:span></text:p>
      <text:p text:style-name="P3"><text:span text:style-name="T85">D</text:span><text:span text:style-name="T20">. Procure por descrições de restrições ou condições nos substantivos e verbos que você identificou nos dois passos anteriores. Por exemplo, </text:span><text:span text:style-name="T84">p</text:span><text:span text:style-name="T20">ergunte se existem restrições explícitas ou limitações na forma que as ações são executadas </text:span><text:span text:style-name="T84">(procure a existência de laços ou condições)</text:span><text:span text:style-name="T20">. Tente observar se quantidades definidas foram especificadas em alguma parte do requisito. Sublinhe estas condições e restrições com uma caneta amarela.</text:span></text:p>
      <text:p text:style-name="P60"/>
      <text:list xml:id="list101030545599923" text:continue-numbering="true" text:style-name="L2">
        <text:list-item>
          <text:p text:style-name="P55"><text:span text:style-name="T43">Identificar e inspecionar os diagramas de seqüência relacionados, para identificar se a </text:span><text:span text:style-name="T41">funcionalidade correspondente está precisamente descrita, se os comportamentos estão representados na ordem correta </text:span><text:span text:style-name="T50">e as </text:span><text:span text:style-name="T44">restriçõe</text:span><text:span text:style-name="T50">s estão apropriadamente representadas</text:span><text:span text:style-name="T41">.</text:span></text:p>
          <text:p text:style-name="P54"><text:span text:style-name="T40">E</text:span><text:span text:style-name="T52">NTRADAS:<text:tab/></text:span><text:span text:style-name="T54">C</text:span><text:span text:style-name="T61">enário com c</text:span><text:span text:style-name="T54">onjunto de Requisitos Funcionais (R</text:span><text:span text:style-name="T55">F</text:span><text:span text:style-name="T54">)</text:span><text:span text:style-name="T53">, com </text:span><text:span text:style-name="T61">funcionalidades</text:span><text:span text:style-name="T53">, <text:tab/><text:tab/>serviços e </text:span><text:span text:style-name="T55">restriçõe</text:span><text:span text:style-name="T53">s marcados </text:span><text:span text:style-name="T62">e comportamentos ordenados</text:span><text:span text:style-name="T53">;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1">Diagrama de Seqüência (SD)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><text:span text:style-name="T54"><text:tab/></text:span><text:span text:style-name="T42">SAÍDAS:</text:span><text:span text:style-name="T54"><text:tab/></text:span><text:span text:style-name="T53">Serviços/</text:span><text:span text:style-name="T61">funcionalidades</text:span><text:span text:style-name="T53"> </text:span><text:span text:style-name="T56">fornecidos pelo sistema </text:span><text:span text:style-name="T53">(marcados em verde no <text:tab/><text:tab/><text:tab/></text:span><text:span text:style-name="T56">SD</text:span><text:span text:style-name="T53">);</text:span></text:p>
      <text:p text:style-name="P28"><text:span text:style-name="T53"><text:tab/><text:tab/><text:tab/></text:span><text:span text:style-name="T63">Sequência numerada das ações que compõem os serviços e/ou <text:tab/><text:tab/><text:tab/><text:tab/><text:tab/>funcionalidades (se for o caso);</text:span></text:p>
      <text:p text:style-name="P78"><text:span text:style-name="T20"><text:tab/><text:tab/><text:tab/>Restrições e condições para os serviços (marcados em amarelo no </text:span><text:span text:style-name="T70">SD</text:span><text:span text:style-name="T20">).</text:span></text:p>
      <text:p text:style-name="P79"><text:soft-page-break/><text:span text:style-name="T65"/></text:p>
      <text:p text:style-name="P34"/>
      <text:p text:style-name="P80"><text:span text:style-name="T70">A</text:span><text:span text:style-name="T71">. Identifique os </text:span><text:span text:style-name="T87">serviços e/ou funcionalidades</text:span><text:span text:style-name="T73"> </text:span><text:span text:style-name="T71">descritos pelos diagramas de seqüência. Para fazer isto, você precisará examinar a </text:span><text:span text:style-name="T20">informação trocada entre os objetos e classes nos diagramas de seqüência (as setas horizontais). Se a informação trocada está muito detalhada, no nível de mensagens, você precisará abstrair várias mensagens em conjunto para entender os serviços </text:span><text:span text:style-name="T87">ou funcionalidades </text:span><text:span text:style-name="T20">que elas fornecem. Sublinhe os serviços identificados e os numere (na ordem em que ocorrem no diagrama) com uma caneta verde. </text:span></text:p>
      <text:p text:style-name="P80"><text:span text:style-name="T70">B. Identifique </text:span><text:span text:style-name="T20">as condições que permitem a ativação das ações. Marque </text:span><text:span text:style-name="T70">as restrições e/ou condições </text:span><text:span text:style-name="T20">em amarelo</text:span><text:span text:style-name="T71">. </text:span><text:span text:style-name="T77">Normalmente, nos SDs, condições ou restrições aparecem nos fragmentos combinados </text:span><text:span text:style-name="T87">(alt, opt, loop)</text:span><text:span text:style-name="T77">, os quais possuem condições de guarda para envio ou não de mensagens.</text:span></text:p>
      <text:p text:style-name="P34"/>
      <text:p text:style-name="P29"/>
      <text:list xml:id="list101029454721766" text:continue-numbering="true" text:style-name="L2">
        <text:list-item>
          <text:p text:style-name="P54"><text:span text:style-name="T41"><text:s/></text:span><text:span text:style-name="T45">Reveja a descrição dos requisitos funcionais para certificar que todos os serviços, funcionalidades e restrições foram capturados apropriadamente pelo diagrama de sequência</text:span><text:span text:style-name="T41"> do </text:span><text:span text:style-name="T51">cenár</text:span><text:span text:style-name="T39">io.</text:span></text:p>
          <text:p text:style-name="P54"><text:span text:style-name="T39"/></text:p>
          <text:p text:style-name="P56"><text:span text:style-name="T40">E</text:span><text:span text:style-name="T52">NTRADAS:<text:tab/> </text:span><text:span text:style-name="T54">C</text:span><text:span text:style-name="T64">enários com um c</text:span><text:span text:style-name="T54">onjunto de Requisitos Funcionais (R</text:span><text:span text:style-name="T55">F</text:span><text:span text:style-name="T54">)</text:span><text:span text:style-name="T53">, com serviços, <text:tab/><text:tab/></text:span><text:span text:style-name="T64">funcionalidades</text:span><text:span text:style-name="T53"> e </text:span><text:span text:style-name="T55">restriçõe</text:span><text:span text:style-name="T53">s marcados </text:span><text:span text:style-name="T64">e a s</text:span><text:span text:style-name="T61">equência das ações que devem ser <text:tab/><text:tab/>executadas, numeradas</text:span><text:span text:style-name="T53">;</text:span></text:p>
          <text:p text:style-name="P56"><text:span text:style-name="T42"><text:s/><text:tab/><text:tab/></text:span><text:span text:style-name="T27">Diagrama de Seqüência (SD), </text:span><text:span text:style-name="T28">com s</text:span><text:span text:style-name="T54">erviços, </text:span><text:span text:style-name="T57">condições</text:span><text:span text:style-name="T54"> </text:span><text:span text:style-name="T57">e restrições</text:span><text:span text:style-name="T54"> marcados, <text:tab/><text:tab/></text:span><text:span text:style-name="T64">bem como a s</text:span><text:span text:style-name="T63">equência numerada das ações que compõem os serviços e/ou <text:tab/><text:tab/>funcionalidades.</text:span></text:p>
        </text:list-item>
      </text:list>
      <text:p text:style-name="P81"><text:span text:style-name="T67"><text:tab/></text:span><text:span text:style-name="T74">SAÍDAS:</text:span><text:span text:style-name="T67"><text:tab/>Relatório de Discrepâncias.</text:span></text:p>
      <text:p text:style-name="P34"/>
      <text:p text:style-name="P28"><text:span text:style-name="T5">A. </text:span><text:span text:style-name="T6">Procure por descrições de funcionalidades nos requisitos que tenham sido omitidas do projeto.</text:span></text:p>
      <text:p text:style-name="P28"><text:span text:style-name="T6">1) </text:span><text:span text:style-name="T27">Para cada descrição de ação sublinhada em verde nos requisitos funcionais, tente encontrar um</text:span></text:p>
      <text:p text:style-name="P3"><text:span text:style-name="T20">comportamento associado ou combinação de comportamentos n</text:span><text:span text:style-name="T75">o diagrama de sequência, </text:span><text:span text:style-name="T76">que também está marcado de verde</text:span><text:span text:style-name="T75">.</text:span><text:span text:style-name="T20"> Utilize dicas sintáticas (i.e. nome do comportamento que é similar ou sinônimo para uma descrição de ação) para ajudar você na busca, mas certifique que o significado </text:span><text:span text:style-name="T72">semântico </text:span><text:span text:style-name="T20">da função nos requisitos e projeto de alto nível é o mesmo. </text:span><text:span text:style-name="T76">Para cada marcação em verde nos requisitos, deve haver um correspondente em verde no diagrama de sequência também. </text:span><text:span text:style-name="T20">Quando </text:span><text:span text:style-name="T75">não </text:span><text:span text:style-name="T20">encontrado, </text:span><text:span text:style-name="T3">então a informação foi omitida do projeto. Indique isto no formulário para relato de discrepância.</text:span></text:p>
      <text:p text:style-name="P9"><text:span text:style-name="T1">2) Para cada restrição </text:span><text:span text:style-name="T2">sublinhada de amarelo, realizar o mesmo procedimento do item anterior.</text:span></text:p>
      <text:p text:style-name="P45"/>
      <text:p text:style-name="P1"><text:span text:style-name="T2">B. </text:span><text:span text:style-name="T1">Pr</text:span><text:span text:style-name="T3">ocure por descrições de funcionalidades nos requisitos que tenham sido </text:span><text:span text:style-name="T4">deturpadas no</text:span><text:span text:style-name="T3"> projeto. </text:span><text:span text:style-name="T7">1) </text:span><text:span text:style-name="T12">Neste caso,</text:span><text:span text:style-name="T4"> o comportamento foi encontrado no diagrama, porém </text:span><text:span text:style-name="T7">está descrito com um significado semântico diferente do encontrado nos requisitos funcionais. Quando encontrado, significa que houve um fato incorreto no projeto. Indique isto no formulário para relato de discrepância.</text:span></text:p>
      <text:p text:style-name="P1"><text:span text:style-name="T12">2) </text:span><text:span text:style-name="T7">Faça isso para todas as funcionalidades (sublinhadas em verde) ou restrições (sublinhadas em amarelo) encontradas com esta característica.</text:span></text:p>
      <text:p text:style-name="P48"/>
      <text:p text:style-name="P19"><text:span text:style-name="T8">C. </text:span><text:span text:style-name="T9">Pr</text:span><text:span text:style-name="T10">ocure por descrições de funcionalidades nos requisitos que </text:span><text:span text:style-name="T8">estejam imprecisas</text:span><text:span text:style-name="T11"> no</text:span><text:span text:style-name="T10"> projeto.</text:span></text:p>
      <text:p text:style-name="P21"><text:bookmark text:name="tw-target-text"/><text:span text:style-name="T8">1) Isto </text:span><text:span text:style-name="T88">pode causar </text:span><text:span text:style-name="T89">a </text:span><text:span text:style-name="T88">um usuário do documento a interpretar mal ou não compreende</text:span><text:span text:style-name="T95">r</text:span><text:span text:style-name="T88"> o significado do conceito. </text:span><text:span text:style-name="T90">Quando encontrado, significa que houve uma ambiguidade no projeto. </text:span><text:span text:style-name="T91">Isto vale por exemplo, para a ordem em que os serviços aparecem no diagrama de sequência. </text:span><text:span text:style-name="T94">Veja se a numeração indicada no FR corresponde à numeração encontrada no SD. </text:span><text:span text:style-name="T90">Indique isto no formulário para relato de discrepância.</text:span></text:p>
      <text:p text:style-name="P21"><text:span text:style-name="T92">2) </text:span><text:span text:style-name="T90">Faça isso para todas as funcionalidades (sublinhadas em verde) ou restrições (sublinhadas em amarelo) encontradas com esta característica.</text:span></text:p>
      <text:p text:style-name="P21"><text:soft-page-break/><text:span text:style-name="T90"/></text:p>
      <text:p text:style-name="P76">OBS. Um serviço é definido aqui como parte da funcionalidade, ou seja, uma funcionalidade é composta por diversos serviços. Restrições são condições que precisam ser satisfeitas para que um serviço ou funcionalidade ocorra.</text:p>
      <text:p text:style-name="P51"/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4M47S</meta:editing-duration>
    <meta:editing-cycles>28</meta:editing-cycles>
    <meta:generator>LibreOffice/4.4.6.3$Windows_x86 LibreOffice_project/e8938fd3328e95dcf59dd64e7facd2c7d67c704d</meta:generator>
    <dc:date>2016-07-06T10:10:28.877000000</dc:date>
    <meta:document-statistic meta:table-count="0" meta:image-count="0" meta:object-count="0" meta:page-count="3" meta:paragraph-count="37" meta:word-count="984" meta:character-count="6855" meta:non-whitespace-character-count="5867"/>
    <meta:user-defined meta:name="Info 1"/>
    <meta:user-defined meta:name="Info 2"/>
    <meta:user-defined meta:name="Info 3"/>
    <meta:user-defined meta:name="Info 4"/>
  </office:meta>
</office:document-meta>
</file>